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136cm" fo:min-width="10.93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2.8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8.94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39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9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94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8.04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1.1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0.45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89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7.20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7.11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7.79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4.92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7.65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4.4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6.73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.82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5.86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73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7.26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5.4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5.32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1.68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7.0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48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8.3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6.2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8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0.66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6.86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0.27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2.84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7.56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0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5.07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3.7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3.70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17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5.11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30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7.93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4.44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7.40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2.25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2.05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27.7999992370605pt" style:font-size-asian="27.7999992370605pt" style:font-size-complex="27.7999992370605pt"/>
    </style:style>
    <style:style style:name="P3" style:family="paragraph">
      <loext:graphic-properties draw:fill="none"/>
      <style:paragraph-properties style:writing-mode="lr-tb"/>
      <style:text-properties fo:font-size="15.8000001907349pt" style:font-size-asian="15.8000001907349pt" style:font-size-complex="15.8000001907349pt"/>
    </style:style>
    <style:style style:name="P4" style:family="paragraph">
      <loext:graphic-properties draw:fill="none"/>
      <style:paragraph-properties style:writing-mode="lr-tb"/>
      <style:text-properties fo:font-size="12.8000001907349pt" style:font-size-asian="12.8000001907349pt" style:font-size-complex="12.8000001907349pt"/>
    </style:style>
    <style:style style:name="P5" style:family="paragraph">
      <loext:graphic-properties draw:fill="none"/>
      <style:paragraph-properties style:writing-mode="lr-tb"/>
      <style:text-properties fo:font-size="11.3000001907349pt" style:font-size-asian="11.3000001907349pt" style:font-size-complex="11.3000001907349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loext:opacity="100%" style:font-name="Calibri1" fo:font-size="27.7999992370605pt" fo:font-weight="350" style:font-size-asian="27.7999992370605pt" style:font-weight-asian="350" style:font-name-complex="Calibri1" style:font-size-complex="27.7999992370605pt" style:font-weight-complex="350"/>
    </style:style>
    <style:style style:name="T2" style:family="text">
      <style:text-properties fo:color="#000000" loext:opacity="100%" style:font-name="Calibri Light1" fo:font-size="27.7999992370605pt" fo:font-weight="350" style:font-size-asian="27.7999992370605pt" style:font-weight-asian="350" style:font-name-complex="Calibri Light1" style:font-size-complex="27.7999992370605pt" style:font-weight-complex="350"/>
    </style:style>
    <style:style style:name="T3" style:family="text">
      <style:text-properties fo:color="#2e74b5" loext:opacity="100%" style:font-name="Calibri Light1" fo:font-size="15.8000001907349pt" fo:font-weight="bold" style:font-size-asian="15.8000001907349pt" style:font-weight-asian="bold" style:font-name-complex="Calibri Light1" style:font-size-complex="15.8000001907349pt" style:font-weight-complex="bold"/>
    </style:style>
    <style:style style:name="T4" style:family="text">
      <style:text-properties fo:color="#2e74b5" loext:opacity="100%" style:font-name="Calibri Light1" fo:font-size="12.8000001907349pt" fo:font-weight="350" style:font-size-asian="12.8000001907349pt" style:font-weight-asian="350" style:font-name-complex="Calibri Light1" style:font-size-complex="12.8000001907349pt" style:font-weight-complex="350"/>
    </style:style>
    <style:style style:name="T5" style:family="text">
      <style:text-properties fo:color="#2e74b5" loext:opacity="100%" style:font-name="Arial1" fo:font-size="12.8000001907349pt" fo:font-weight="normal" style:font-size-asian="12.8000001907349pt" style:font-weight-asian="normal" style:font-name-complex="Arial1" style:font-size-complex="12.8000001907349pt" style:font-weight-complex="normal"/>
    </style:style>
    <style:style style:name="T6" style:family="text">
      <style:text-properties fo:color="#000000" loext:opacity="100%" style:font-name="Calibri1" fo:font-size="11.3000001907349pt" fo:font-weight="normal" style:font-size-asian="11.3000001907349pt" style:font-weight-asian="normal" style:font-name-complex="Calibri1" style:font-size-complex="11.3000001907349pt" style:font-weight-complex="normal"/>
    </style:style>
    <style:style style:name="T7" style:family="text">
      <style:text-properties fo:color="#000000" loext:opacity="100%" style:font-name="Arial1" fo:font-size="11.3000001907349pt" fo:font-weight="normal" style:font-size-asian="11.3000001907349pt" style:font-weight-asian="normal" style:font-name-complex="Arial1" style:font-size-complex="11.3000001907349pt" style:font-weight-complex="normal"/>
    </style:style>
    <style:style style:name="T8" style:family="text">
      <style:text-properties fo:color="#1f4d78" loext:opacity="100%" style:font-name="Calibri Light1" fo:font-size="12pt" fo:font-weight="350" style:font-size-asian="12pt" style:font-weight-asian="350" style:font-name-complex="Calibri Light1" style:font-size-complex="12pt" style:font-weight-complex="350"/>
    </style:style>
    <style:style style:name="T9" style:family="text">
      <style:text-properties fo:color="#000000" loext:opacity="100%" style:font-name="Calibri1" fo:font-size="11.3000001907349pt" fo:font-weight="bold" style:font-size-asian="11.3000001907349pt" style:font-weight-asian="bold" style:font-name-complex="Calibri1" style:font-size-complex="11.3000001907349pt" style:font-weight-complex="bold"/>
    </style:style>
    <style:style style:name="T10" style:family="text">
      <style:text-properties fo:color="#000000" loext:opacity="100%" style:font-name="Arial1" fo:font-size="11.3000001907349pt" fo:font-weight="bold" style:font-size-asian="11.3000001907349pt" style:font-weight-asian="bold" style:font-name-complex="Arial1" style:font-size-complex="11.3000001907349pt" style:font-weight-complex="bold"/>
    </style:style>
    <style:style style:name="T11" style:family="text">
      <style:text-properties fo:color="#1f4d78" loext:opacity="100%" style:font-name="Calibri Light1" fo:font-size="12pt" fo:font-weight="bold" style:font-size-asian="12pt" style:font-weight-asian="bold" style:font-name-complex="Calibri Light1" style:font-size-complex="12pt" style:font-weight-complex="bold"/>
    </style:style>
    <style:style style:name="T12" style:family="text">
      <style:text-properties fo:color="#1f4d78" loext:opacity="100%" style:font-name="Arial1" fo:font-size="12pt" fo:font-weight="normal" style:font-size-asian="12pt" style:font-weight-asian="normal" style:font-name-complex="Arial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004cm" svg:height="1.144cm" svg:x="2.544cm" svg:y="2.587cm">
          <draw:text-box>
            <text:p text:style-name="P1"><text:span text:style-name="T1">OS LAB 03 – 20K1654</text:span><text:span text:style-name="T2"> </text:span></text:p>
          </draw:text-box>
        </draw:frame>
        <draw:frame draw:style-name="gr2" draw:text-style-name="P3" draw:layer="layout" svg:width="2.86cm" svg:height="0.653cm" svg:x="2.544cm" svg:y="4.197cm">
          <draw:text-box>
            <text:p text:style-name="P1"><text:span text:style-name="T3">Task 01: </text:span></text:p>
          </draw:text-box>
        </draw:frame>
        <draw:frame draw:style-name="gr3" draw:text-style-name="P4" draw:layer="layout" svg:width="0.455cm" svg:height="0.526cm" svg:x="3.179cm" svg:y="5.011cm">
          <draw:text-box>
            <text:p text:style-name="P1"><text:span text:style-name="T4">1-</text:span></text:p>
          </draw:text-box>
        </draw:frame>
        <draw:frame draw:style-name="gr4" draw:text-style-name="P4" draw:layer="layout" svg:width="0.45cm" svg:height="0.509cm" svg:x="3.55cm" svg:y="5.021cm">
          <draw:text-box>
            <text:p text:style-name="P1"><text:span text:style-name="T5"><text:s/></text:span></text:p>
          </draw:text-box>
        </draw:frame>
        <draw:frame draw:style-name="gr5" draw:text-style-name="P4" draw:layer="layout" svg:width="9.015cm" svg:height="0.526cm" svg:x="3.814cm" svg:y="5.011cm">
          <draw:text-box>
            <text:p text:style-name="P1"><text:span text:style-name="T4">SETTING STATIC IP IN UBUNTU SERVER </text:span></text:p>
          </draw:text-box>
        </draw:frame>
        <draw:frame draw:style-name="gr6" draw:text-style-name="P5" draw:layer="layout" svg:width="0.396cm" svg:height="0.462cm" svg:x="2.544cm" svg:y="5.67cm">
          <draw:text-box>
            <text:p text:style-name="P1"><text:span text:style-name="T6"><text:s/></text:span></text:p>
          </draw:text-box>
        </draw:frame>
        <draw:frame draw:style-name="gr6" draw:text-style-name="P5" draw:layer="layout" svg:width="0.396cm" svg:height="0.462cm" svg:x="3.179cm" svg:y="6.279cm">
          <draw:text-box>
            <text:p text:style-name="P1"><text:span text:style-name="T6">a-</text:span></text:p>
          </draw:text-box>
        </draw:frame>
        <draw:frame draw:style-name="gr7" draw:text-style-name="P5" draw:layer="layout" svg:width="0.396cm" svg:height="0.446cm" svg:x="3.497cm" svg:y="6.288cm">
          <draw:text-box>
            <text:p text:style-name="P1"><text:span text:style-name="T7"><text:s/></text:span></text:p>
          </draw:text-box>
        </draw:frame>
        <draw:frame draw:style-name="gr8" draw:text-style-name="P6" draw:layer="layout" svg:width="6.949cm" svg:height="0.497cm" svg:x="3.814cm" svg:y="6.254cm">
          <draw:text-box>
            <text:p text:style-name="P1"><text:span text:style-name="T8">Identify network interface name </text:span></text:p>
          </draw:text-box>
        </draw:frame>
        <draw:frame draw:style-name="gr9" draw:text-style-name="P5" draw:layer="layout" svg:width="18.044cm" svg:height="0.462cm" svg:x="4.45cm" svg:y="6.809cm">
          <draw:text-box>
            <text:p text:style-name="P1"><text:span text:style-name="T6">Use “Ip link” command to list names of network interfaces and note the name of network </text:span></text:p>
          </draw:text-box>
        </draw:frame>
        <draw:frame draw:style-name="gr10" draw:text-style-name="P5" draw:layer="layout" svg:width="11.136cm" svg:height="0.462cm" svg:x="4.45cm" svg:y="7.312cm">
          <draw:text-box>
            <text:p text:style-name="P1"><text:span text:style-name="T6">interface for which we want to set up static ip address. </text:span></text:p>
          </draw:text-box>
        </draw:frame>
        <draw:frame draw:style-name="gr6" draw:text-style-name="P5" draw:layer="layout" svg:width="0.396cm" svg:height="0.462cm" svg:x="4.45cm" svg:y="7.842cm">
          <draw:text-box>
            <text:p text:style-name="P1"><text:span text:style-name="T6"><text:s/></text:span></text:p>
          </draw:text-box>
        </draw:frame>
        <draw:frame draw:style-name="gr11" draw:text-style-name="P5" draw:layer="layout" svg:width="0.451cm" svg:height="0.462cm" svg:x="3.179cm" svg:y="8.663cm">
          <draw:text-box>
            <text:p text:style-name="P1"><text:span text:style-name="T9">b-</text:span></text:p>
          </draw:text-box>
        </draw:frame>
        <draw:frame draw:style-name="gr7" draw:text-style-name="P5" draw:layer="layout" svg:width="0.396cm" svg:height="0.446cm" svg:x="3.497cm" svg:y="8.672cm">
          <draw:text-box>
            <text:p text:style-name="P1"><text:span text:style-name="T10"><text:s/></text:span></text:p>
          </draw:text-box>
        </draw:frame>
        <draw:frame draw:style-name="gr12" draw:text-style-name="P6" draw:layer="layout" svg:width="8.892cm" svg:height="0.497cm" svg:x="3.814cm" svg:y="8.638cm">
          <draw:text-box>
            <text:p text:style-name="P1"><text:span text:style-name="T8">Use Netplan to Define a Static IP Address</text:span><text:span text:style-name="T11"> </text:span></text:p>
          </draw:text-box>
        </draw:frame>
        <draw:frame draw:style-name="gr6" draw:text-style-name="P5" draw:layer="layout" svg:width="0.396cm" svg:height="0.462cm" svg:x="4.45cm" svg:y="9.192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9.201cm">
          <draw:text-box>
            <text:p text:style-name="P1"><text:span text:style-name="T7"><text:s/></text:span></text:p>
          </draw:text-box>
        </draw:frame>
        <draw:frame draw:style-name="gr13" draw:text-style-name="P5" draw:layer="layout" svg:width="17.206cm" svg:height="0.462cm" svg:x="5.086cm" svg:y="9.192cm">
          <draw:text-box>
            <text:p text:style-name="P1"><text:span text:style-name="T6">List the files out of the config directory using ls command in ls /etc/netplan directory. </text:span></text:p>
          </draw:text-box>
        </draw:frame>
        <draw:frame draw:style-name="gr6" draw:text-style-name="P5" draw:layer="layout" svg:width="0.396cm" svg:height="0.462cm" svg:x="4.45cm" svg:y="9.695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9.705cm">
          <draw:text-box>
            <text:p text:style-name="P1"><text:span text:style-name="T7"><text:s/></text:span></text:p>
          </draw:text-box>
        </draw:frame>
        <draw:frame draw:style-name="gr14" draw:text-style-name="P5" draw:layer="layout" svg:width="17.117cm" svg:height="0.462cm" svg:x="5.086cm" svg:y="9.695cm">
          <draw:text-box>
            <text:p text:style-name="P1"><text:span text:style-name="T6">Edit the Netplan configuration file by utilizing the nano text editor. Using this file, we </text:span></text:p>
          </draw:text-box>
        </draw:frame>
        <draw:frame draw:style-name="gr15" draw:text-style-name="P5" draw:layer="layout" svg:width="17.799cm" svg:height="0.462cm" svg:x="5.086cm" svg:y="10.198cm">
          <draw:text-box>
            <text:p text:style-name="P1"><text:span text:style-name="T6">can control the behavior of our network interfaces. The DHCP client will be enabled with </text:span></text:p>
          </draw:text-box>
        </draw:frame>
        <draw:frame draw:style-name="gr16" draw:text-style-name="P5" draw:layer="layout" svg:width="4.921cm" svg:height="0.462cm" svg:x="5.086cm" svg:y="10.728cm">
          <draw:text-box>
            <text:p text:style-name="P1"><text:span text:style-name="T6">the setting set to “yes“. </text:span></text:p>
          </draw:text-box>
        </draw:frame>
        <draw:frame draw:style-name="gr6" draw:text-style-name="P5" draw:layer="layout" svg:width="0.396cm" svg:height="0.462cm" svg:x="4.45cm" svg:y="11.231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1.24cm">
          <draw:text-box>
            <text:p text:style-name="P1"><text:span text:style-name="T7"><text:s/></text:span></text:p>
          </draw:text-box>
        </draw:frame>
        <draw:frame draw:style-name="gr17" draw:text-style-name="P5" draw:layer="layout" svg:width="17.651cm" svg:height="0.462cm" svg:x="5.086cm" svg:y="11.231cm">
          <draw:text-box>
            <text:p text:style-name="P1"><text:span text:style-name="T6">Now disable the network interface from retrieving an IP address automatically from the </text:span></text:p>
          </draw:text-box>
        </draw:frame>
        <draw:frame draw:style-name="gr18" draw:text-style-name="P5" draw:layer="layout" svg:width="4.468cm" svg:height="0.462cm" svg:x="5.086cm" svg:y="11.735cm">
          <draw:text-box>
            <text:p text:style-name="P1"><text:span text:style-name="T6">router’s DHCP server. </text:span></text:p>
          </draw:text-box>
        </draw:frame>
        <draw:frame draw:style-name="gr6" draw:text-style-name="P5" draw:layer="layout" svg:width="0.396cm" svg:height="0.462cm" svg:x="4.45cm" svg:y="12.265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2.274cm">
          <draw:text-box>
            <text:p text:style-name="P1"><text:span text:style-name="T7"><text:s/></text:span></text:p>
          </draw:text-box>
        </draw:frame>
        <draw:frame draw:style-name="gr19" draw:text-style-name="P5" draw:layer="layout" svg:width="16.732cm" svg:height="0.462cm" svg:x="5.086cm" svg:y="12.265cm">
          <draw:text-box>
            <text:p text:style-name="P1"><text:span text:style-name="T6">Add a new option “addresses:“ and now we can specify the IP address you want to </text:span></text:p>
          </draw:text-box>
        </draw:frame>
        <draw:frame draw:style-name="gr20" draw:text-style-name="P5" draw:layer="layout" svg:width="1.827cm" svg:height="0.462cm" svg:x="5.086cm" svg:y="12.767cm">
          <draw:text-box>
            <text:p text:style-name="P1"><text:span text:style-name="T6">retrieve. </text:span></text:p>
          </draw:text-box>
        </draw:frame>
        <draw:frame draw:style-name="gr6" draw:text-style-name="P5" draw:layer="layout" svg:width="0.396cm" svg:height="0.462cm" svg:x="4.45cm" svg:y="13.271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3.28cm">
          <draw:text-box>
            <text:p text:style-name="P1"><text:span text:style-name="T7"><text:s/></text:span></text:p>
          </draw:text-box>
        </draw:frame>
        <draw:frame draw:style-name="gr21" draw:text-style-name="P5" draw:layer="layout" svg:width="15.869cm" svg:height="0.462cm" svg:x="5.086cm" svg:y="13.271cm">
          <draw:text-box>
            <text:p text:style-name="P1"><text:span text:style-name="T6">Use “gateway4“ to add an option so that we can specify the gateway address. </text:span></text:p>
          </draw:text-box>
        </draw:frame>
        <draw:frame draw:style-name="gr6" draw:text-style-name="P5" draw:layer="layout" svg:width="0.396cm" svg:height="0.462cm" svg:x="4.45cm" svg:y="13.8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3.809cm">
          <draw:text-box>
            <text:p text:style-name="P1"><text:span text:style-name="T7"><text:s/></text:span></text:p>
          </draw:text-box>
        </draw:frame>
        <draw:frame draw:style-name="gr22" draw:text-style-name="P5" draw:layer="layout" svg:width="8.735cm" svg:height="0.462cm" svg:x="5.086cm" svg:y="13.8cm">
          <draw:text-box>
            <text:p text:style-name="P1"><text:span text:style-name="T6">Define the IP address for our nameservers. </text:span></text:p>
          </draw:text-box>
        </draw:frame>
        <draw:frame draw:style-name="gr6" draw:text-style-name="P5" draw:layer="layout" svg:width="0.396cm" svg:height="0.462cm" svg:x="4.45cm" svg:y="14.304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4.313cm">
          <draw:text-box>
            <text:p text:style-name="P1"><text:span text:style-name="T7"><text:s/></text:span></text:p>
          </draw:text-box>
        </draw:frame>
        <draw:frame draw:style-name="gr23" draw:text-style-name="P5" draw:layer="layout" svg:width="17.261cm" svg:height="0.462cm" svg:x="5.086cm" svg:y="14.304cm">
          <draw:text-box>
            <text:p text:style-name="P1"><text:span text:style-name="T6">define the nameservers that we want to connect to by using the “addresses:” option. </text:span></text:p>
          </draw:text-box>
        </draw:frame>
        <draw:frame draw:style-name="gr6" draw:text-style-name="P5" draw:layer="layout" svg:width="0.396cm" svg:height="0.462cm" svg:x="4.45cm" svg:y="14.806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4.816cm">
          <draw:text-box>
            <text:p text:style-name="P1"><text:span text:style-name="T7"><text:s/></text:span></text:p>
          </draw:text-box>
        </draw:frame>
        <draw:frame draw:style-name="gr24" draw:text-style-name="P5" draw:layer="layout" svg:width="15.42cm" svg:height="0.462cm" svg:x="5.086cm" svg:y="14.806cm">
          <draw:text-box>
            <text:p text:style-name="P1"><text:span text:style-name="T6">You can save your changes to the configuration file and check whether your </text:span></text:p>
          </draw:text-box>
        </draw:frame>
        <draw:frame draw:style-name="gr25" draw:text-style-name="P5" draw:layer="layout" svg:width="15.327cm" svg:height="0.462cm" svg:x="5.086cm" svg:y="15.31cm">
          <draw:text-box>
            <text:p text:style-name="P1"><text:span text:style-name="T6">configuration has been accepted or not using “sudo netplan try” command. </text:span></text:p>
          </draw:text-box>
        </draw:frame>
        <draw:frame draw:style-name="gr6" draw:text-style-name="P5" draw:layer="layout" svg:width="0.396cm" svg:height="0.462cm" svg:x="4.45cm" svg:y="15.839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5.848cm">
          <draw:text-box>
            <text:p text:style-name="P1"><text:span text:style-name="T7"><text:s/></text:span></text:p>
          </draw:text-box>
        </draw:frame>
        <draw:frame draw:style-name="gr26" draw:text-style-name="P5" draw:layer="layout" svg:width="11.682cm" svg:height="0.462cm" svg:x="5.086cm" svg:y="15.839cm">
          <draw:text-box>
            <text:p text:style-name="P1"><text:span text:style-name="T6">Apply the changes using “sudo netplan apply” command. </text:span></text:p>
          </draw:text-box>
        </draw:frame>
        <draw:frame draw:style-name="gr6" draw:text-style-name="P5" draw:layer="layout" svg:width="0.396cm" svg:height="0.462cm" svg:x="4.45cm" svg:y="16.343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6.352cm">
          <draw:text-box>
            <text:p text:style-name="P1"><text:span text:style-name="T7"><text:s/></text:span></text:p>
          </draw:text-box>
        </draw:frame>
        <draw:frame draw:style-name="gr27" draw:text-style-name="P5" draw:layer="layout" svg:width="17.007cm" svg:height="0.462cm" svg:x="5.086cm" svg:y="16.343cm">
          <draw:text-box>
            <text:p text:style-name="P1"><text:span text:style-name="T6">Verifying that the Ubuntu 22.04 operating system is now utilizing a static IP address </text:span></text:p>
          </draw:text-box>
        </draw:frame>
        <draw:frame draw:style-name="gr28" draw:text-style-name="P5" draw:layer="layout" svg:width="2.487cm" svg:height="0.462cm" svg:x="5.086cm" svg:y="16.847cm">
          <draw:text-box>
            <text:p text:style-name="P1"><text:span text:style-name="T6">using “ip a” </text:span></text:p>
          </draw:text-box>
        </draw:frame>
        <draw:frame draw:style-name="gr6" draw:text-style-name="P5" draw:layer="layout" svg:width="0.396cm" svg:height="0.462cm" svg:x="5.086cm" svg:y="17.376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455cm" svg:height="0.526cm" svg:x="3.179cm" svg:y="18.173cm">
          <draw:text-box>
            <text:p text:style-name="P1"><text:span text:style-name="T4">2-</text:span></text:p>
          </draw:text-box>
        </draw:frame>
        <draw:frame draw:style-name="gr4" draw:text-style-name="P4" draw:layer="layout" svg:width="0.45cm" svg:height="0.509cm" svg:x="3.55cm" svg:y="18.184cm">
          <draw:text-box>
            <text:p text:style-name="P1"><text:span text:style-name="T5"><text:s/></text:span></text:p>
          </draw:text-box>
        </draw:frame>
        <draw:frame draw:style-name="gr29" draw:text-style-name="P4" draw:layer="layout" svg:width="8.426cm" svg:height="0.526cm" svg:x="3.814cm" svg:y="18.173cm">
          <draw:text-box>
            <text:p text:style-name="P1"><text:span text:style-name="T4">SET DYNAMIC IP IN UBUNTU SERVER </text:span></text:p>
          </draw:text-box>
        </draw:frame>
        <draw:frame draw:style-name="gr6" draw:text-style-name="P5" draw:layer="layout" svg:width="0.396cm" svg:height="0.462cm" svg:x="4.45cm" svg:y="18.78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8.789cm">
          <draw:text-box>
            <text:p text:style-name="P1"><text:span text:style-name="T7"><text:s/></text:span></text:p>
          </draw:text-box>
        </draw:frame>
        <draw:frame draw:style-name="gr30" draw:text-style-name="P5" draw:layer="layout" svg:width="16.203cm" svg:height="0.462cm" svg:x="5.086cm" svg:y="18.78cm">
          <draw:text-box>
            <text:p text:style-name="P1"><text:span text:style-name="T6">We are editing the netplan configuration file using Nano text editor. “Sudo nano </text:span></text:p>
          </draw:text-box>
        </draw:frame>
        <draw:frame draw:style-name="gr31" draw:text-style-name="P5" draw:layer="layout" svg:width="8.82cm" svg:height="0.462cm" svg:x="5.086cm" svg:y="19.282cm">
          <draw:text-box>
            <text:p text:style-name="P1"><text:span text:style-name="T6">/etc/netplan/01-network-manager-all.yaml” </text:span></text:p>
          </draw:text-box>
        </draw:frame>
        <draw:frame draw:style-name="gr6" draw:text-style-name="P5" draw:layer="layout" svg:width="0.396cm" svg:height="0.462cm" svg:x="4.45cm" svg:y="19.786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19.795cm">
          <draw:text-box>
            <text:p text:style-name="P1"><text:span text:style-name="T7"><text:s/></text:span></text:p>
          </draw:text-box>
        </draw:frame>
        <draw:frame draw:style-name="gr32" draw:text-style-name="P5" draw:layer="layout" svg:width="10.666cm" svg:height="0.462cm" svg:x="5.086cm" svg:y="19.786cm">
          <draw:text-box>
            <text:p text:style-name="P1"><text:span text:style-name="T6">Test the new configuration using “sudo netplan try”. </text:span></text:p>
          </draw:text-box>
        </draw:frame>
        <draw:frame draw:style-name="gr6" draw:text-style-name="P5" draw:layer="layout" svg:width="0.396cm" svg:height="0.462cm" svg:x="4.45cm" svg:y="20.315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20.324cm">
          <draw:text-box>
            <text:p text:style-name="P1"><text:span text:style-name="T7"><text:s/></text:span></text:p>
          </draw:text-box>
        </draw:frame>
        <draw:frame draw:style-name="gr33" draw:text-style-name="P5" draw:layer="layout" svg:width="16.863cm" svg:height="0.462cm" svg:x="5.086cm" svg:y="20.315cm">
          <draw:text-box>
            <text:p text:style-name="P1"><text:span text:style-name="T6">Run the following command to apply the new configurations: “sudo netplan apply”. </text:span></text:p>
          </draw:text-box>
        </draw:frame>
        <draw:frame draw:style-name="gr6" draw:text-style-name="P5" draw:layer="layout" svg:width="0.396cm" svg:height="0.462cm" svg:x="4.45cm" svg:y="20.818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20.828cm">
          <draw:text-box>
            <text:p text:style-name="P1"><text:span text:style-name="T7"><text:s/></text:span></text:p>
          </draw:text-box>
        </draw:frame>
        <draw:frame draw:style-name="gr34" draw:text-style-name="P5" draw:layer="layout" svg:width="10.272cm" svg:height="0.462cm" svg:x="5.086cm" svg:y="20.818cm">
          <draw:text-box>
            <text:p text:style-name="P1"><text:span text:style-name="T6">check the IP address of your machine using “ip a”. </text:span></text:p>
          </draw:text-box>
        </draw:frame>
        <draw:frame draw:style-name="gr6" draw:text-style-name="P5" draw:layer="layout" svg:width="0.396cm" svg:height="0.462cm" svg:x="4.45cm" svg:y="21.322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21.331cm">
          <draw:text-box>
            <text:p text:style-name="P1"><text:span text:style-name="T7"><text:s/></text:span></text:p>
          </draw:text-box>
        </draw:frame>
        <draw:frame draw:style-name="gr35" draw:text-style-name="P5" draw:layer="layout" svg:width="12.842cm" svg:height="0.462cm" svg:x="5.086cm" svg:y="21.322cm">
          <draw:text-box>
            <text:p text:style-name="P1"><text:span text:style-name="T6">Restart network manager service using “sudo systemctl restart </text:span></text:p>
          </draw:text-box>
        </draw:frame>
        <draw:frame draw:style-name="gr36" draw:text-style-name="P5" draw:layer="layout" svg:width="7.563cm" svg:height="0.462cm" svg:x="5.086cm" svg:y="21.825cm">
          <draw:text-box>
            <text:p text:style-name="P1"><text:span text:style-name="T6">NetworkManager.service” command. </text:span></text:p>
          </draw:text-box>
        </draw:frame>
        <draw:frame draw:style-name="gr6" draw:text-style-name="P5" draw:layer="layout" svg:width="0.396cm" svg:height="0.462cm" svg:x="5.086cm" svg:y="22.354cm">
          <draw:text-box>
            <text:p text:style-name="P1"><text:span text:style-name="T6"><text:s/></text:span></text:p>
          </draw:text-box>
        </draw:frame>
        <draw:frame draw:style-name="gr37" draw:text-style-name="P6" draw:layer="layout" svg:width="0.425cm" svg:height="0.497cm" svg:x="3.179cm" svg:y="23.151cm">
          <draw:text-box>
            <text:p text:style-name="P1"><text:span text:style-name="T8">3-</text:span></text:p>
          </draw:text-box>
        </draw:frame>
        <draw:frame draw:style-name="gr38" draw:text-style-name="P6" draw:layer="layout" svg:width="0.422cm" svg:height="0.475cm" svg:x="3.523cm" svg:y="23.161cm">
          <draw:text-box>
            <text:p text:style-name="P1"><text:span text:style-name="T12"><text:s/></text:span></text:p>
          </draw:text-box>
        </draw:frame>
        <draw:frame draw:style-name="gr39" draw:text-style-name="P6" draw:layer="layout" svg:width="9.701cm" svg:height="0.497cm" svg:x="3.814cm" svg:y="23.151cm">
          <draw:text-box>
            <text:p text:style-name="P1"><text:span text:style-name="T8">INTSALLATION &amp; CONFIGURATION OF SAMBA </text:span></text:p>
          </draw:text-box>
        </draw:frame>
        <draw:frame draw:style-name="gr6" draw:text-style-name="P5" draw:layer="layout" svg:width="0.396cm" svg:height="0.462cm" svg:x="4.45cm" svg:y="23.705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23.714cm">
          <draw:text-box>
            <text:p text:style-name="P1"><text:span text:style-name="T7"><text:s/></text:span></text:p>
          </draw:text-box>
        </draw:frame>
        <draw:frame draw:style-name="gr40" draw:text-style-name="P5" draw:layer="layout" svg:width="15.077cm" svg:height="0.462cm" svg:x="5.086cm" svg:y="23.705cm">
          <draw:text-box>
            <text:p text:style-name="P1"><text:span text:style-name="T6">install SAMAB on your Ubuntu using “sudo apt install samba –y” command </text:span></text:p>
          </draw:text-box>
        </draw:frame>
        <draw:frame draw:style-name="gr6" draw:text-style-name="P5" draw:layer="layout" svg:width="0.396cm" svg:height="0.462cm" svg:x="4.45cm" svg:y="24.208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24.217cm">
          <draw:text-box>
            <text:p text:style-name="P1"><text:span text:style-name="T7"><text:s/></text:span></text:p>
          </draw:text-box>
        </draw:frame>
        <draw:frame draw:style-name="gr41" draw:text-style-name="P5" draw:layer="layout" svg:width="13.794cm" svg:height="0.462cm" svg:x="5.086cm" svg:y="24.208cm">
          <draw:text-box>
            <text:p text:style-name="P1"><text:span text:style-name="T6">check SAMBA status using “sudo systemctl status smbd” command. </text:span></text:p>
          </draw:text-box>
        </draw:frame>
      </draw:page>
      <draw:page draw:name="page2" draw:style-name="dp1" draw:master-page-name="master-page46">
        <draw:frame draw:style-name="gr6" draw:text-style-name="P5" draw:layer="layout" svg:width="0.396cm" svg:height="0.462cm" svg:x="4.45cm" svg:y="2.545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2.554cm">
          <draw:text-box>
            <text:p text:style-name="P1"><text:span text:style-name="T7"><text:s/></text:span></text:p>
          </draw:text-box>
        </draw:frame>
        <draw:frame draw:style-name="gr42" draw:text-style-name="P5" draw:layer="layout" svg:width="13.701cm" svg:height="0.462cm" svg:x="5.086cm" svg:y="2.545cm">
          <draw:text-box>
            <text:p text:style-name="P1"><text:span text:style-name="T6">create a directory that will be shared across platforms using “mkdir </text:span></text:p>
          </draw:text-box>
        </draw:frame>
        <draw:frame draw:style-name="gr43" draw:text-style-name="P5" draw:layer="layout" svg:width="8.177cm" svg:height="0.462cm" svg:x="5.086cm" svg:y="3.048cm">
          <draw:text-box>
            <text:p text:style-name="P1"><text:span text:style-name="T6">/home/ayesha/sharingFolder” command </text:span></text:p>
          </draw:text-box>
        </draw:frame>
        <draw:frame draw:style-name="gr6" draw:text-style-name="P5" draw:layer="layout" svg:width="0.396cm" svg:height="0.462cm" svg:x="4.45cm" svg:y="3.578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3.587cm">
          <draw:text-box>
            <text:p text:style-name="P1"><text:span text:style-name="T7"><text:s/></text:span></text:p>
          </draw:text-box>
        </draw:frame>
        <draw:frame draw:style-name="gr44" draw:text-style-name="P5" draw:layer="layout" svg:width="15.115cm" svg:height="0.462cm" svg:x="5.086cm" svg:y="3.578cm">
          <draw:text-box>
            <text:p text:style-name="P1"><text:span text:style-name="T6">Give permissions to the above directory named sharingFolder “chmod 777 </text:span></text:p>
          </draw:text-box>
        </draw:frame>
        <draw:frame draw:style-name="gr45" draw:text-style-name="P5" draw:layer="layout" svg:width="8.304cm" svg:height="0.462cm" svg:x="5.086cm" svg:y="4.081cm">
          <draw:text-box>
            <text:p text:style-name="P1"><text:span text:style-name="T6">/home/ayesha/sharingFolder” command. </text:span></text:p>
          </draw:text-box>
        </draw:frame>
        <draw:frame draw:style-name="gr6" draw:text-style-name="P5" draw:layer="layout" svg:width="0.396cm" svg:height="0.462cm" svg:x="4.45cm" svg:y="4.584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4.593cm">
          <draw:text-box>
            <text:p text:style-name="P1"><text:span text:style-name="T7"><text:s/></text:span></text:p>
          </draw:text-box>
        </draw:frame>
        <draw:frame draw:style-name="gr46" draw:text-style-name="P5" draw:layer="layout" svg:width="17.939cm" svg:height="0.462cm" svg:x="5.086cm" svg:y="4.584cm">
          <draw:text-box>
            <text:p text:style-name="P1"><text:span text:style-name="T6">create a SAMBA side user to access the directory using “sudo useradd user1” command. </text:span></text:p>
          </draw:text-box>
        </draw:frame>
        <draw:frame draw:style-name="gr6" draw:text-style-name="P5" draw:layer="layout" svg:width="0.396cm" svg:height="0.462cm" svg:x="4.45cm" svg:y="5.114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5.123cm">
          <draw:text-box>
            <text:p text:style-name="P1"><text:span text:style-name="T7"><text:s/></text:span></text:p>
          </draw:text-box>
        </draw:frame>
        <draw:frame draw:style-name="gr47" draw:text-style-name="P5" draw:layer="layout" svg:width="14.442cm" svg:height="0.462cm" svg:x="5.086cm" svg:y="5.114cm">
          <draw:text-box>
            <text:p text:style-name="P1"><text:span text:style-name="T6">Set SAMBA user password using “Sudo ambpasswd –a user” command. </text:span></text:p>
          </draw:text-box>
        </draw:frame>
        <draw:frame draw:style-name="gr6" draw:text-style-name="P5" draw:layer="layout" svg:width="0.396cm" svg:height="0.462cm" svg:x="4.45cm" svg:y="5.617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5.626cm">
          <draw:text-box>
            <text:p text:style-name="P1"><text:span text:style-name="T7"><text:s/></text:span></text:p>
          </draw:text-box>
        </draw:frame>
        <draw:frame draw:style-name="gr48" draw:text-style-name="P5" draw:layer="layout" svg:width="17.409cm" svg:height="0.462cm" svg:x="5.086cm" svg:y="5.617cm">
          <draw:text-box>
            <text:p text:style-name="P1"><text:span text:style-name="T6">Enable sharing of the directory sharingFolder using “Sudo nano /etc/samba/smb.conf” </text:span></text:p>
          </draw:text-box>
        </draw:frame>
        <draw:frame draw:style-name="gr49" draw:text-style-name="P5" draw:layer="layout" svg:width="2.254cm" svg:height="0.462cm" svg:x="5.086cm" svg:y="6.12cm">
          <draw:text-box>
            <text:p text:style-name="P1"><text:span text:style-name="T6">command. </text:span></text:p>
          </draw:text-box>
        </draw:frame>
        <draw:frame draw:style-name="gr6" draw:text-style-name="P5" draw:layer="layout" svg:width="0.396cm" svg:height="0.462cm" svg:x="4.45cm" svg:y="6.65cm">
          <draw:text-box>
            <text:p text:style-name="P1"><text:span text:style-name="T6">-</text:span></text:p>
          </draw:text-box>
        </draw:frame>
        <draw:frame draw:style-name="gr7" draw:text-style-name="P5" draw:layer="layout" svg:width="0.396cm" svg:height="0.446cm" svg:x="4.556cm" svg:y="6.659cm">
          <draw:text-box>
            <text:p text:style-name="P1"><text:span text:style-name="T7"><text:s/></text:span></text:p>
          </draw:text-box>
        </draw:frame>
        <draw:frame draw:style-name="gr50" draw:text-style-name="P5" draw:layer="layout" svg:width="12.054cm" svg:height="0.462cm" svg:x="5.086cm" svg:y="6.65cm">
          <draw:text-box>
            <text:p text:style-name="P1"><text:span text:style-name="T6">Now check your changes type using “Testparm” command. </text:span></text:p>
          </draw:text-box>
        </draw:frame>
        <draw:frame draw:style-name="gr6" draw:text-style-name="P5" draw:layer="layout" svg:width="0.396cm" svg:height="0.462cm" svg:x="5.086cm" svg:y="7.153cm">
          <draw:text-box>
            <text:p text:style-name="P1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3T09:29:35.022738535</dc:date>
    <meta:editing-duration>PT27S</meta:editing-duration>
    <meta:editing-cycles>1</meta:editing-cycles>
    <meta:generator>LibreOffice/7.3.7.2$Linux_X86_64 LibreOffice_project/30$Build-2</meta:generator>
    <meta:document-statistic meta:object-count="104"/>
  </office:meta>
</office:document-meta>
</file>